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layfair Display" svg:font-family="'Playfair Display'" style:font-pitch="variable"/>
    <style:font-face style:name="Source Sans Pro" svg:font-family="'Source Sans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6.01pt" fo:margin-bottom="11.99pt" loext:contextual-spacing="false" style:writing-mode="page"/>
      <style:text-properties style:font-name="Playfair Display" fo:font-size="14pt" fo:font-weight="bold" officeooo:rsid="0009db3e" officeooo:paragraph-rsid="0009db3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pt" fo:margin-right="0pt" fo:margin-top="0pt" fo:margin-bottom="6.01pt" loext:contextual-spacing="false" fo:text-align="justify" style:justify-single-word="false" fo:text-indent="35.29pt" style:auto-text-indent="true" style:writing-mode="page"/>
      <style:text-properties style:font-name="Source Sans Pro" fo:font-size="12pt" fo:font-weight="normal" officeooo:rsid="0009db3e" officeooo:paragraph-rsid="0009db3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pt" fo:margin-right="0pt" fo:margin-top="0pt" fo:margin-bottom="6.01pt" loext:contextual-spacing="false" fo:text-align="justify" style:justify-single-word="false" fo:text-indent="35.29pt" style:auto-text-indent="true" style:writing-mode="page"/>
      <style:text-properties style:font-name="Source Sans Pro" fo:font-size="12pt" fo:font-weight="normal" officeooo:rsid="000b53f9" officeooo:paragraph-rsid="000b53f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pt" fo:margin-right="0pt" fo:margin-top="6.01pt" fo:margin-bottom="11.99pt" loext:contextual-spacing="false" fo:text-align="justify" style:justify-single-word="false" fo:text-indent="35.29pt" style:auto-text-indent="true" style:writing-mode="page"/>
      <style:text-properties style:font-name="Playfair Display" fo:font-size="12pt" fo:font-style="italic" fo:font-weight="normal" officeooo:rsid="0009db3e" officeooo:paragraph-rsid="0009db3e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margin-top="0pt" fo:margin-bottom="6.01pt" loext:contextual-spacing="false" fo:text-align="justify" style:justify-single-word="false" style:writing-mode="page"/>
      <style:text-properties style:font-name="Source Sans Pro" fo:font-size="12pt" fo:font-weight="normal" officeooo:rsid="0009db3e" officeooo:paragraph-rsid="0009db3e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 de acceso y privilegios de <text:span text:style-name="T1">root</text:span></text:p>
      <text:p text:style-name="P2"><text:span text:style-name="T2">En general, los sistemas informáticos son multiusuario: el control de acceso es el conjunto de reglas que se aplican a las combinaciones de usuarios y acciones, determinando quién puede hacer qué.</text:span></text:p>
      <text:p text:style-name="P4">Control de acceso tradicional en Unix</text:p>
      <text:p text:style-name="P2"><text:span text:style-name="T2">Desde el principio del desarrollo de Unix, las siguientes reglas determinaron el diseño del sistema:</text:span></text:p>
      <text:list xml:id="list473938444217613166" text:style-name="L1">
        <text:list-item>
          <text:p text:style-name="P5"><text:span text:style-name="T2">Los objetos (ficheros y procesos) tienen propietarios. Los propietarios tienen un control regulado sobre sus objetos.</text:span></text:p>
        </text:list-item>
        <text:list-item>
          <text:p text:style-name="P5"><text:span text:style-name="T2">Los objetos creados pertenecen a su creador.</text:span></text:p>
        </text:list-item>
        <text:list-item>
          <text:p text:style-name="P5"><text:span text:style-name="T2">La cuenta especial </text:span><text:span text:style-name="T1">root</text:span><text:span text:style-name="T2"> es propietario de todos los objetos del sistema.</text:span></text:p>
        </text:list-item>
        <text:list-item>
          <text:p text:style-name="P5"><text:span text:style-name="T2">Sólo </text:span><text:span text:style-name="T1">root </text:span><text:span text:style-name="T2">puede realizar todas las acciones (en particular, sólo él puede llevar a cabo ciertas labores administrativas delicadas).</text:span></text:p>
        </text:list-item>
      </text:list>
      <text:p text:style-name="P3"><text:span text:style-name="T2">En Unix no hay un único sistema de control de acceso, sino que esta funcionalidad se reparte de manera dispersa por el sistema, y repartida entre el núcleo del sistema operativo y el sistema de fiche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layfair Display" svg:font-family="'Playfair Display'" style:font-pitch="variable"/>
    <style:font-face style:name="Source Sans Pro" svg:font-family="'Source Sans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29pt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1:10:28.976899777</meta:creation-date>
    <dc:date>2019-05-27T01:45:53.232667750</dc:date>
    <meta:editing-duration>PT2M24S</meta:editing-duration>
    <meta:editing-cycles>1</meta:editing-cycles>
    <meta:document-statistic meta:table-count="0" meta:image-count="0" meta:object-count="0" meta:page-count="1" meta:paragraph-count="9" meta:word-count="153" meta:character-count="943" meta:non-whitespace-character-count="803"/>
    <meta:generator>LibreOffice/5.2.7.2$Linux_X86_64 LibreOffice_project/20m0$Build-2</meta:generator>
  </office:meta>
</office:document-meta>
</file>